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91a09"/>
    </style:style>
    <style:style style:name="P4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80b5a"/>
    </style:style>
    <style:style style:name="T1" style:family="text">
      <style:text-properties officeooo:rsid="000100a0"/>
    </style:style>
    <style:style style:name="T2" style:family="text">
      <style:text-properties style:font-name="Corbel"/>
    </style:style>
    <style:style style:name="T3" style:family="text">
      <style:text-properties style:font-name="Corbel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voir et animer une formation à Zotero : atelier de pratiques pédagogiques pour formateurs - <text:span text:style-name="T1">ressources </text:span></text:p>
      <text:p text:style-name="P2"/>
      <text:p text:style-name="P3"><text:span text:style-name="T2">Bibliothèque de l’Université de Genève (Réalisateur). (2016). </text:span><text:span text:style-name="T3">Les avantages d’un logiciel de gestion des références</text:span><text:span text:style-name="T2"> [Enregistrement vidéo]. </text:span><text:a xlink:type="simple" xlink:href="https://infotrack.unige.ch/les-avantages-dun-logiciel-de-gestion-des-references" text:style-name="Internet_20_link" text:visited-style-name="Visited_20_Internet_20_Link"><text:span text:style-name="T2">https://infotrack.unige.ch/les-avantages-dun-logiciel-de-gestion-des-references</text:span></text:a></text:p>
      <text:p text:style-name="P3"><text:span text:style-name="T2">Bibliothèques - Université de Bordeaux. (2025). </text:span><text:span text:style-name="T3">Bien se servir de Zotero avec la norme APA</text:span><text:span text:style-name="T2">. </text:span><text:a xlink:type="simple" xlink:href="http://bibliotheques.u-bordeaux.fr/Se-former/Les-tutoriels/Les-tutos-Zotero" text:style-name="Internet_20_link" text:visited-style-name="Visited_20_Internet_20_Link"><text:span text:style-name="T2">http://bibliotheques.u-bordeaux.fr/Se-former/Les-tutoriels/Les-tutos-Zotero</text:span></text:a></text:p>
      <text:p text:style-name="P3"><text:span text:style-name="T2">Bibliothèques universitaires Aix-Marseille Universités (Réalisateur). (2021). </text:span><text:span text:style-name="T3">Zotero : Installation</text:span><text:span text:style-name="T2"> [Enregistrement vidéo]. </text:span><text:a xlink:type="simple" xlink:href="https://amupod.univ-amu.fr/video/14271-zotero-installation/" text:style-name="Internet_20_link" text:visited-style-name="Visited_20_Internet_20_Link"><text:span text:style-name="T2">https://amupod.univ-amu.fr/video/14271-zotero-installation/</text:span></text:a></text:p>
      <text:p text:style-name="P3"><text:span text:style-name="T2">Bonanni, M., &amp; Sullivan, C. (2022). Making a case for Zotero : Embedded courses, collaboration, and resources sharing. </text:span><text:span text:style-name="T3">College &amp; Research Libraries News</text:span><text:span text:style-name="T2">, </text:span><text:span text:style-name="T3">83</text:span><text:span text:style-name="T2">(5). </text:span><text:a xlink:type="simple" xlink:href="https://doi.org/10.5860/crln.83.5.201" text:style-name="Internet_20_link" text:visited-style-name="Visited_20_Internet_20_Link"><text:span text:style-name="T2">https://doi.org/10.5860/crln.83.5.201</text:span></text:a></text:p>
      <text:p text:style-name="P3"><text:span text:style-name="T2">Direction générale déléguée aux bibliothèques et aux musées – Bibliothèque Interuniversitaire de Santé médecine. (2023, février). </text:span><text:span text:style-name="T3">Gérer ses références bibliographiques avec Zotero</text:span><text:span text:style-name="T2">. </text:span><text:a xlink:type="simple" xlink:href="https://u-paris.libguides.com/zotero/decouvrir" text:style-name="Internet_20_link" text:visited-style-name="Visited_20_Internet_20_Link"><text:span text:style-name="T2">https://u-paris.libguides.com/zotero/decouvrir</text:span></text:a></text:p>
      <text:p text:style-name="P3"><text:span text:style-name="T2">DocToBib (Réalisateur). (2025, janvier 20). </text:span><text:span text:style-name="T3">03 Enregistrer mes PDF avec Zotero 7</text:span><text:span text:style-name="T2"> </text:span><text:soft-page-break/><text:span text:style-name="T2">[Enregistrement vidéo]. </text:span><text:a xlink:type="simple" xlink:href="https://www.youtube.com/watch?v=ECsHMXZpSdE" text:style-name="Internet_20_link" text:visited-style-name="Visited_20_Internet_20_Link"><text:span text:style-name="T2">https://www.youtube.com/watch?v=ECsHMXZpSdE</text:span></text:a></text:p>
      <text:p text:style-name="P3"><text:span text:style-name="T2">Freundlich, S., Leffler, D., &amp; Ruenz, Column Editors, M. M. (2024). Zotero : A Highly Functional, Open-Source Reference Management Software. </text:span><text:span text:style-name="T3">Journal of Electronic Resources Librarianship</text:span><text:span text:style-name="T2">, </text:span><text:span text:style-name="T3">36</text:span><text:span text:style-name="T2">(4), 322‑325. </text:span><text:a xlink:type="simple" xlink:href="https://doi.org/10.1080/1941126X.2024.2417123" text:style-name="Internet_20_link" text:visited-style-name="Visited_20_Internet_20_Link"><text:span text:style-name="T2">https://doi.org/10.1080/1941126X.2024.2417123</text:span></text:a></text:p>
      <text:p text:style-name="P3"><text:span text:style-name="T2">Grandjean, M., &amp; Rochat, T. (2020). </text:span><text:span text:style-name="T3">Lausanne : Style bibliographique et intégration à Zotero</text:span><text:span text:style-name="T2">. </text:span><text:a xlink:type="simple" xlink:href="https://lausannecitationstyle.github.io/support/" text:style-name="Internet_20_link" text:visited-style-name="Visited_20_Internet_20_Link"><text:span text:style-name="T2">https://lausannecitationstyle.github.io/support/</text:span></text:a></text:p>
      <text:p text:style-name="P3"><text:span text:style-name="T2">Heimburger, F. (2022, avril 21). </text:span><text:span text:style-name="T3">Découvrir Zotero 6—Le lecteur de pdf et la prise de notes en vidéo</text:span><text:span text:style-name="T2">. La boîte à outils des historien·ne·s. </text:span><text:a xlink:type="simple" xlink:href="https://boiteaoutils.info/2022/04/decouvrir-zotero-6-le-lecteur-de-pdf-et-la-prise-de-notes-en-video/" text:style-name="Internet_20_link" text:visited-style-name="Visited_20_Internet_20_Link"><text:span text:style-name="T2">https://boiteaoutils.info/2022/04/decouvrir-zotero-6-le-lecteur-de-pdf-et-la-prise-de-notes-en-video/</text:span></text:a></text:p>
      <text:p text:style-name="P3"><text:span text:style-name="T2">Hugo, A., Cheneval, M., &amp; Laffet, T. (2021). Produire une bibliographie commentée, collaborative et réutilisable… retour d’expérience de 3 étudiants [Billet]. </text:span><text:span text:style-name="T3">Le blog Zotero francophone</text:span><text:span text:style-name="T2">. </text:span><text:a xlink:type="simple" xlink:href="https://zotero.hypotheses.org/3553" text:style-name="Internet_20_link" text:visited-style-name="Visited_20_Internet_20_Link"><text:span text:style-name="T2">https://zotero.hypotheses.org/3553</text:span></text:a></text:p>
      <text:p text:style-name="P3"><text:span text:style-name="T2">Kern, S., &amp; Cockett, L. (2024). Beyond Citations : Successes and Challenges in Using Zotero for International Student Collaboration. </text:span><text:span text:style-name="T3">Pennsylvania Libraries: Research &amp; Practice</text:span><text:span text:style-name="T2">, </text:span><text:span text:style-name="T3">12</text:span><text:span text:style-name="T2">(2), 17‑21. </text:span><text:a xlink:type="simple" xlink:href="https://doi.org/10.5195/palrap.2024.300" text:style-name="Internet_20_link" text:visited-style-name="Visited_20_Internet_20_Link"><text:span text:style-name="T2">https://doi.org/10.5195/palrap.2024.300</text:span></text:a></text:p>
      <text:p text:style-name="P3"><text:span text:style-name="T2">Kilker, J. (2023). </text:span><text:span text:style-name="T3">Modeling Collaborative Research Practices With Zotero</text:span><text:span text:style-name="T2">. UNLV Best Teaching Practices Expo. </text:span><text:a xlink:type="simple" xlink:href="https://digitalscholarship.unlv.edu/btp_expo/182" text:style-name="Internet_20_link" text:visited-style-name="Visited_20_Internet_20_Link"><text:span text:style-name="T2">https://digitalscholarship.unlv.edu/btp_expo/182</text:span></text:a></text:p>
      <text:p text:style-name="P3"><text:span text:style-name="T2">Marois, A. (2025a). </text:span><text:span text:style-name="T3">Formation Zotero—Initiation</text:span><text:span text:style-name="T2">. </text:span><text:a xlink:type="simple" xlink:href="https://github.com/amarois/Formation_Zotero_Initiation" text:style-name="Internet_20_link" text:visited-style-name="Visited_20_Internet_20_Link"><text:span text:style-name="T2">https://github.com/amarois/Formation_Zotero_Initiation</text:span></text:a></text:p>
      <text:p text:style-name="P3"><text:span text:style-name="T2">Marois, A. (2025b). </text:span><text:span text:style-name="T3">Isidoc’t 2025 : Formation Zotero avancé</text:span><text:span text:style-name="T2">. </text:span><text:soft-page-break/><text:a xlink:type="simple" xlink:href="https://github.com/amarois/Formation_Zotero_Advanced" text:style-name="Internet_20_link" text:visited-style-name="Visited_20_Internet_20_Link"><text:span text:style-name="T2">https://github.com/amarois/Formation_Zotero_Advanced</text:span></text:a></text:p>
      <text:p text:style-name="P3"><text:span text:style-name="T2">McCutcheon, J. (2019, septembre 9). Three Reasons to Teach and Use Zotero in the Classroom. </text:span><text:span text:style-name="T3">Canadian Historical Association : The Teaching - Learning Blog</text:span><text:span text:style-name="T2">. </text:span><text:a xlink:type="simple" xlink:href="https://cha-shc.ca/teachers-learning-bl/three-reasons-to-teach-and-use-zotero-in-the-classroom/" text:style-name="Internet_20_link" text:visited-style-name="Visited_20_Internet_20_Link"><text:span text:style-name="T2">https://cha-shc.ca/teachers-learning-bl/three-reasons-to-teach-and-use-zotero-in-the-classroom/</text:span></text:a></text:p>
      <text:p text:style-name="P3"><text:span text:style-name="T2">Moorberg, C. J. (2020). An open annotated bibliography for soil and water conservation : A case study. </text:span><text:span text:style-name="T3">Natural Sciences Education</text:span><text:span text:style-name="T2">, </text:span><text:span text:style-name="T3">49</text:span><text:span text:style-name="T2">(1), e20014. </text:span><text:a xlink:type="simple" xlink:href="https://doi.org/10.1002/nse2.20014" text:style-name="Internet_20_link" text:visited-style-name="Visited_20_Internet_20_Link"><text:span text:style-name="T2">https://doi.org/10.1002/nse2.20014</text:span></text:a></text:p>
      <text:p text:style-name="P3"><text:span text:style-name="T3">Tirets remplacés par des carrés dans la bibliographie</text:span><text:span text:style-name="T2">. (s. d.). Zotero Forums. Consulté 16 juin 2025, à l’adresse </text:span><text:a xlink:type="simple" xlink:href="https://forums.zotero.org/discussion/27895/tirets-remplaces-par-des-carres-dans-la-bibliographie" text:style-name="Internet_20_link" text:visited-style-name="Visited_20_Internet_20_Link"><text:span text:style-name="T2">https://forums.zotero.org/discussion/27895/tirets-remplaces-par-des-carres-dans-la-bibliographie</text:span></text:a></text:p>
      <text:p text:style-name="P3"><text:span text:style-name="T2">Willemin, E. (2022, avril 5). </text:span><text:span text:style-name="T3">Quel style Zotero choisir pour son mémoire / sa thèse ?</text:span><text:span text:style-name="T2"> Université Paris Nanterre - Bibliothèques universitaires. </text:span><text:a xlink:type="simple" xlink:href="http://bu.parisnanterre.fr/sautoformer/quel-style-zotero-choisir-pour-son-memoire-sa-these" text:style-name="Internet_20_link" text:visited-style-name="Visited_20_Internet_20_Link"><text:span text:style-name="T2">http://bu.parisnanterre.fr/sautoformer/quel-style-zotero-choisir-pour-son-memoire-sa-these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113cm" style:type="center"/>
          <style:tab-stop style:position="16.51cm" style:type="right"/>
        </style:tab-stops>
      </style:paragraph-properties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728a2"/>
    </style:style>
    <style:style style:name="MT2" style:family="text">
      <style:text-properties officeooo:rsid="00080b5a"/>
    </style:style>
    <style:style style:name="MT3" style:family="text">
      <style:text-properties officeooo:rsid="00091a09"/>
    </style:style>
    <style:style style:name="MT4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- <text:span text:style-name="MT1">màj : </text:span>2025-<text:span text:style-name="MT2">1</text:span><text:span text:style-name="MT3">1</text:span>-<text:span text:style-name="MT3">10</text:span> - F. Flamerie - https://github.com/fflamerie/zotero_formateurs</text:p>
      </style:header>
      <style:footer>
        <text:p text:style-name="MP2"><text:span text:style-name="MT4">Page </text:span><text:bookmark-start text:name="PageNumWizard_FOOTER_Style de page par défaut1 Copie 2"/><text:page-number text:select-page="current">1</text:page-number><text:s/>/ <text:page-count>3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0T08:28:13.155197300</dc:date>
    <meta:editing-duration>PT24M43S</meta:editing-duration>
    <meta:editing-cycles>7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21" meta:word-count="383" meta:character-count="3685" meta:non-whitespace-character-count="3323"/>
  </office:meta>
</office:document-meta>
</file>